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58000000C8600596F4030046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padding="0cm" fo:border="none"/>
    </style:style>
    <style:style style:name="P2" style:family="paragraph" style:parent-style-name="Standard">
      <style:paragraph-properties fo:padding="0cm" fo:border="none"/>
      <style:text-properties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line-height="115%" fo:text-align="end" style:justify-single-word="false" fo:orphans="0" fo:widows="0" fo:padding="0cm" fo:border="none"/>
      <style:text-properties fo:font-size="8pt" fo:font-weight="bold" style:font-size-asian="8pt" style:font-weight-asian="bold" style:font-size-complex="8pt"/>
    </style:style>
    <style:style style:name="P4" style:family="paragraph" style:parent-style-name="Standard">
      <style:paragraph-properties fo:line-height="115%" fo:text-align="center" style:justify-single-word="false" fo:padding="0cm" fo:border="none"/>
    </style:style>
    <style:style style:name="P5" style:family="paragraph" style:parent-style-name="Standard">
      <style:paragraph-properties fo:text-align="end" style:justify-single-word="false" fo:padding="0cm" fo:border="none"/>
    </style:style>
    <style:style style:name="P6" style:family="paragraph" style:parent-style-name="Standard">
      <style:paragraph-properties fo:margin-left="0cm" fo:margin-right="-0.272cm" fo:line-height="115%" fo:text-indent="0cm" style:auto-text-indent="false" fo:padding="0cm" fo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orphans="0" fo:widows="0" fo:text-indent="0cm" style:auto-text-indent="false" fo:padding="0cm" fo:border="none" fo:keep-with-next="auto"/>
      <style:text-properties fo:font-size="8pt" fo:font-weight="bold" style:font-size-asian="8pt" style:font-weight-asian="bold" style:font-size-complex="8pt"/>
    </style:style>
    <style:style style:name="P8" style:family="paragraph" style:parent-style-name="Standard">
      <style:paragraph-properties fo:margin-top="0cm" fo:margin-bottom="0.141cm" loext:contextual-spacing="false" fo:line-height="100%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9" style:family="paragraph" style:parent-style-name="Standard">
      <style:paragraph-properties fo:margin-top="0cm" fo:margin-bottom="0.141cm" loext:contextual-spacing="false" fo:line-height="100%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margin-top="0cm" fo:margin-bottom="0.141cm" loext:contextual-spacing="false" fo:line-height="100%">
        <style:tab-stops>
          <style:tab-stop style:position="0cm"/>
        </style:tab-stops>
      </style:paragraph-properties>
    </style:style>
    <style:style style:name="P11" style:family="paragraph" style:parent-style-name="Standard">
      <style:paragraph-properties fo:margin-top="0cm" fo:margin-bottom="0.141cm" loext:contextual-spacing="false" fo:line-height="100%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2" style:family="paragraph" style:parent-style-name="Heading_20_3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margin-left="0cm" fo:margin-right="-0.007cm" fo:line-height="100%" fo:text-align="justify" style:justify-single-word="false" fo:text-indent="0cm" style:auto-text-indent="false"/>
      <style:text-properties fo:font-size="10pt" fo:font-weight="bold" style:font-size-asian="10pt" style:font-weight-asian="bold" style:font-size-complex="10pt"/>
    </style:style>
    <style:style style:name="P14" style:family="paragraph" style:parent-style-name="Standard" style:master-page-name="Standard">
      <style:paragraph-properties fo:margin-top="0cm" fo:margin-bottom="0.212cm" loext:contextual-spacing="false" fo:line-height="100%" fo:text-align="justify" style:justify-single-word="false" style:page-number="1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5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6" style:family="paragraph" style:parent-style-name="Standard" style:list-style-name="WWNum3">
      <style:paragraph-properties fo:margin-left="1.27cm" fo:margin-right="0cm" fo:margin-top="0cm" fo:margin-bottom="0cm" loext:contextual-spacing="false" fo:line-height="100%" fo:text-indent="-0.635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7" style:family="paragraph" style:parent-style-name="Standard" style:list-style-name="WWNum4">
      <style:paragraph-properties fo:margin-left="1.27cm" fo:margin-right="0cm" fo:margin-top="0cm" fo:margin-bottom="0cm" loext:contextual-spacing="false" fo:line-height="100%" fo:text-indent="-0.635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8" style:family="paragraph" style:parent-style-name="Standard" style:list-style-name="WWNum1">
      <style:paragraph-properties fo:margin-left="1.27cm" fo:margin-right="0cm" fo:margin-top="0cm" fo:margin-bottom="0.141cm" loext:contextual-spacing="false" fo:line-height="100%" fo:text-indent="-0.635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9" style:family="paragraph" style:parent-style-name="Standard" style:list-style-name="WWNum3">
      <style:paragraph-properties fo:margin-left="1.27cm" fo:margin-right="0cm" fo:margin-top="0cm" fo:margin-bottom="0.141cm" loext:contextual-spacing="false" fo:line-height="100%" fo:text-indent="-0.635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20" style:family="paragraph" style:parent-style-name="Standard" style:list-style-name="WWNum4">
      <style:paragraph-properties fo:margin-left="1.27cm" fo:margin-right="0cm" fo:margin-top="0cm" fo:margin-bottom="0.141cm" loext:contextual-spacing="false" fo:line-height="100%" fo:text-indent="-0.635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21" style:family="paragraph" style:parent-style-name="Standard" style:list-style-name="WWNum2">
      <style:paragraph-properties fo:margin-left="1.27cm" fo:margin-right="0cm" fo:margin-top="0cm" fo:margin-bottom="0.141cm" loext:contextual-spacing="false" fo:line-height="100%" fo:text-indent="-0.635cm" style:auto-text-indent="false">
        <style:tab-stops>
          <style:tab-stop style:position="0cm"/>
        </style:tab-stops>
      </style:paragraph-properties>
    </style:style>
    <style:style style:name="P22" style:family="paragraph" style:parent-style-name="Standard">
      <style:paragraph-properties fo:margin-top="0cm" fo:margin-bottom="0.141cm" loext:contextual-spacing="false" fo:line-height="100%">
        <style:tab-stops>
          <style:tab-stop style:position="0cm"/>
        </style:tab-stops>
      </style:paragraph-properties>
      <style:text-properties fo:font-size="10pt" officeooo:rsid="001ccb1d" officeooo:paragraph-rsid="001ccb1d" style:font-size-asian="10pt" style:font-size-complex="10pt"/>
    </style:style>
    <style:style style:name="P23" style:family="paragraph" style:parent-style-name="Standard">
      <style:paragraph-properties fo:margin-top="0cm" fo:margin-bottom="0.141cm" loext:contextual-spacing="false" fo:line-height="100%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officeooo:rsid="001a6e06"/>
    </style:style>
    <style:style style:name="T8" style:family="text">
      <style:text-properties officeooo:rsid="001b2ab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lumne (nom i cognoms): <text:span text:style-name="T8">Pau Cañizares</text:span></text:p>
      <text:p text:style-name="P12"><text:bookmark text:name="_oxuo7heef1dn"/>Pràctica 4. DNS: bind9</text:p>
      <text:p text:style-name="P8"/>
      <text:p text:style-name="P10"><text:span text:style-name="T4">Configureu una xarxa client-servidor </text:span><text:span text:style-name="T3">amb DHCP (isc-dhcp-server) i DNS (bind9)</text:span><text:span text:style-name="T4">. Podeu recuperar una pràctica anterior amb el DHCP.</text:span></text:p>
      <text:p text:style-name="P13">Documenteu tots els passos que feu amb text i captures de pantalla de les ordres, configuracions i comprovacions.</text:p>
      <text:p text:style-name="P8"/>
      <text:p text:style-name="P10"><text:span text:style-name="T4">A la màquina virtual </text:span><text:span text:style-name="T3">servidor</text:span><text:span text:style-name="T4"> </text:span><text:span text:style-name="T5">Ubuntu</text:span><text:span text:style-name="T4"> utilitzeu els següents paràmetres (on A és el número assignat pel professor per a cada alumne i C és la número que identifica la classe):</text:span></text:p>
      <text:p text:style-name="P8"/>
      <text:list xml:id="list84710404" text:style-name="WWNum1">
        <text:list-item>
          <text:p text:style-name="P15">IP: 192.168.C.A /24</text:p>
        </text:list-item>
        <text:list-item>
          <text:p text:style-name="P15">Gateway: 192.168.C.1 (és el gateway amfitrió)</text:p>
        </text:list-item>
        <text:list-item>
          <text:p text:style-name="P18">DNS privat: 192.168.C.A /24 (és el mateix servidor)</text:p>
        </text:list-item>
      </text:list>
      <text:p text:style-name="P8"/>
      <text:p text:style-name="P8">Configureu les resolucions directes següents (on A és el número assignat pel professor per a cada alumne i C és la número que identifica la classe):</text:p>
      <text:p text:style-name="P8"/>
      <text:list xml:id="list912912751" text:style-name="WWNum3">
        <text:list-item>
          <text:p text:style-name="P16">cognom.foo -&gt; 192.168.C.A</text:p>
        </text:list-item>
        <text:list-item>
          <text:p text:style-name="P16">NameServer -&gt; <text:span text:style-name="T7">ns1</text:span>.cognom.foo</text:p>
        </text:list-item>
        <text:list-item>
          <text:p text:style-name="P16"><text:span text:style-name="T7">ns1</text:span>.cognom.foo -&gt; 192.168.C.A</text:p>
        </text:list-item>
        <text:list-item>
          <text:p text:style-name="P16">mail.cognom.foo -&gt; 192.168.C.<text:span text:style-name="T7">1</text:span>50</text:p>
        </text:list-item>
        <text:list-item>
          <text:p text:style-name="P16">www.cognom.foo -&gt; cognom.foo</text:p>
        </text:list-item>
        <text:list-item>
          <text:p text:style-name="P16">aula1pc1.cognom.foo -&gt; 172.<text:span text:style-name="T7">31</text:span>.A.50</text:p>
        </text:list-item>
        <text:list-item>
          <text:p text:style-name="P19">aula2pc2.cognom.foo -&gt; 10.<text:span text:style-name="T7">0</text:span>.<text:span text:style-name="T7">A</text:span>.50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11">Segona part (resolució inversa)</text:p>
      <text:p text:style-name="P8"/>
      <text:p text:style-name="P8">Configureu les resolucions inverses de les IPs anteriors.</text:p>
      <text:p text:style-name="P8"/>
      <text:p text:style-name="P8"/>
      <text:p text:style-name="P8"/>
      <text:p text:style-name="P8"/>
      <text:p text:style-name="P22"/>
      <text:p text:style-name="P8"/>
      <text:p text:style-name="P11">Tercera part (clients DHCP)</text:p>
      <text:p text:style-name="P9"/>
      <text:p text:style-name="P10"><text:span text:style-name="T4">A la màquina virtual </text:span><text:span text:style-name="T3">client</text:span><text:span text:style-name="T4"> </text:span><text:span text:style-name="T5">Windows</text:span><text:span text:style-name="T4"> utilitzeu els següents paràmetres (on A és el número assignat pel professor per a cada alumne i C és la número que identifica la classe):</text:span></text:p>
      <text:p text:style-name="P8"/>
      <text:list xml:id="list460718361" text:style-name="WWNum4">
        <text:list-item>
          <text:p text:style-name="P17">IP rang: 172.16.A.50 /24 - 172.16.X.100 /24</text:p>
        </text:list-item>
        <text:list-item>
          <text:p text:style-name="P17">Gateway: 172.16.A.1 (és una interfície del servidor)</text:p>
        </text:list-item>
        <text:list-item>
          <text:p text:style-name="P20">DNS privat: 192.168.C.A /24 (és el mateix servidor)</text:p>
        </text:list-item>
      </text:list>
      <text:p text:style-name="P9"/>
      <text:p text:style-name="P10"><text:span text:style-name="T4">A la màquina virtual </text:span><text:span text:style-name="T3">client</text:span><text:span text:style-name="T4"> </text:span><text:span text:style-name="T5">Ubuntu</text:span><text:span text:style-name="T4"> utilitzeu els següents paràmetres (on A és el número assignat pel professor per a cada alumne i C és la número que identifica la classe):</text:span></text:p>
      <text:p text:style-name="P8"/>
      <text:list xml:id="list213710066987768" text:continue-numbering="true" text:style-name="WWNum4">
        <text:list-item>
          <text:p text:style-name="P17">IP rang: 10.A.0.50 /24 - 10.X.0.100 /24</text:p>
        </text:list-item>
        <text:list-item>
          <text:p text:style-name="P17">Gateway: 10.A.0.1 (és una interfície del servidor)</text:p>
        </text:list-item>
      </text:list>
      <text:list xml:id="list332354621" text:style-name="WWNum2">
        <text:list-item>
          <text:p text:style-name="P21"><text:span text:style-name="T3">DNS privat: 192.168.C.A /24 (és el mateix servidor)</text:span><text:span text:style-name="T6"><text:tab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27cm" fo:margin-right="0cm" fo:margin-top="0.494cm" fo:margin-bottom="0.141cm" loext:contextual-spacing="false" fo:line-height="100%" fo:keep-together="always" fo:text-indent="-0.635cm" style:auto-text-indent="false" fo:keep-with-next="always"/>
      <style:text-properties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0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992cm" fo:margin-left="0cm" fo:margin-top="0cm" fo:margin-bottom="0cm" table:align="left"/>
    </style:style>
    <style:style style:name="Table1.A" style:family="table-column">
      <style:table-column-properties style:column-width="5.424cm"/>
    </style:style>
    <style:style style:name="Table1.B" style:family="table-column">
      <style:table-column-properties style:column-width="12.56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none"/>
    </style:style>
    <style:style style:name="Table1.B1" style:family="table-cell">
      <style:table-cell-properties style:vertical-align="" fo:padding="0.176cm" fo:border="none"/>
    </style:style>
    <style:style style:name="MP1" style:family="paragraph" style:parent-style-name="Standard">
      <style:paragraph-properties fo:padding="0cm" fo:border="none"/>
      <style:text-properties fo:font-size="8pt" fo:font-weight="bold" style:font-size-asian="8pt" style:font-weight-asian="bold" style:font-size-complex="8pt"/>
    </style:style>
    <style:style style:name="MP2" style:family="paragraph" style:parent-style-name="Standard">
      <style:paragraph-properties fo:margin-left="0cm" fo:margin-right="-0.272cm" fo:line-height="115%" fo:text-indent="0cm" style:auto-text-indent="false" fo:padding="0cm" fo:border="none"/>
    </style:style>
    <style:style style:name="MP3" style:family="paragraph" style:parent-style-name="Standard">
      <style:paragraph-properties fo:line-height="115%" fo:text-align="center" style:justify-single-word="false" fo:padding="0cm" fo:border="none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orphans="0" fo:widows="0" fo:text-indent="0cm" style:auto-text-indent="false" fo:padding="0cm" fo:border="none" fo:keep-with-next="auto"/>
      <style:text-properties fo:font-size="8pt" fo:font-weight="bold" style:font-size-asian="8pt" style:font-weight-asian="bold" style:font-size-complex="8pt"/>
    </style:style>
    <style:style style:name="MP5" style:family="paragraph" style:parent-style-name="Standard">
      <style:paragraph-properties fo:line-height="115%" fo:text-align="end" style:justify-single-word="false" fo:orphans="0" fo:widows="0" fo:padding="0cm" fo:border="none"/>
      <style:text-properties fo:font-size="8pt" fo:font-weight="bold" style:font-size-asian="8pt" style:font-weight-asian="bold" style:font-size-complex="8pt"/>
    </style:style>
    <style:style style:name="MP6" style:family="paragraph" style:parent-style-name="Standard">
      <style:paragraph-properties fo:padding="0cm" fo:border="none"/>
    </style:style>
    <style:style style:name="MP7" style:family="paragraph">
      <loext:graphic-properties draw:fill="solid" draw:fill-color="#a0a0a0"/>
      <style:paragraph-properties fo:text-align="center"/>
    </style:style>
    <style:style style:name="MP8" style:family="paragraph" style:parent-style-name="Standard">
      <style:paragraph-properties fo:text-align="end" style:justify-single-word="false" fo:padding="0cm" fo:border="none"/>
    </style:style>
    <style:style style:name="MT1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21.001cm" fo:page-height="29.7cm" style:num-format="1" style:print-orientation="portrait" fo:margin-top="0cm" fo:margin-bottom="1.27cm" fo:margin-left="1.499cm" fo:margin-right="1.499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draw:frame draw:style-name="Mfr1" draw:name="image1.png" text:anchor-type="as-char" svg:width="5.027cm" svg:height="1.693cm" draw:z-index="1"><draw:image xlink:href="Pictures/1000000000000258000000C8600596F4030046B7.png" xlink:type="simple" xlink:show="embed" xlink:actuate="onLoad" loext:mime-type="image/png"/></draw:frame></text:p>
              <text:p text:style-name="MP3"><text:a xlink:type="simple" xlink:href="http://www.ies-provensana.com/intraweb/index.php" text:style-name="ListLabel_20_37" text:visited-style-name="ListLabel_20_37"><text:span text:style-name="MT1">Institut PROVENÇANA</text:span></text:a></text:p>
            </table:table-cell>
            <table:table-cell table:style-name="Table1.B1" office:value-type="string">
              <text:p text:style-name="MP4"/>
              <text:p text:style-name="MP4">CFGM - Sistemes Microinformàtics i Xarxes</text:p>
              <text:p text:style-name="MP4">M7 - Serveis de xarxa</text:p>
              <text:p text:style-name="MP4">UF1 - Configuració de la xarxa (DNS i DHCP) </text:p>
              <text:p text:style-name="MP5">Curs - 2019/2020</text:p>
            </table:table-cell>
          </table:table-row>
        </table:table>
        <text:p text:style-name="MP6"><draw:rect text:anchor-type="as-char" style:rel-width="100%" draw:z-index="3" draw:style-name="Mgr1" draw:text-style-name="MP7" svg:width="0.003cm" svg:height="0.054cm"><text:p/></draw:rect></text:p>
      </style:header>
      <style:footer>
        <text:p text:style-name="MP8"><text:span text:style-name="MT2">Pàgina </text:span><text:page-number text:select-page="current">1</text:page-number><text:span text:style-name="MT2"><text:s/>de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22T21:37:08.641950000</dc:date>
    <meta:editing-duration>PT1H39M27S</meta:editing-duration>
    <meta:editing-cycles>2</meta:editing-cycles>
    <meta:document-statistic meta:table-count="1" meta:image-count="1" meta:object-count="0" meta:page-count="2" meta:paragraph-count="35" meta:word-count="308" meta:character-count="1863" meta:non-whitespace-character-count="1602"/>
  </office:meta>
</office:document-meta>
</file>